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500000044D21EC3A30B430116.png" manifest:media-type="image/png"/>
  <manifest:file-entry manifest:full-path="Pictures/10000201000002490000021F932E2F929E229773.png" manifest:media-type="image/png"/>
  <manifest:file-entry manifest:full-path="Pictures/100002010000012C000000E2666226C96110B804.png" manifest:media-type="image/png"/>
  <manifest:file-entry manifest:full-path="Pictures/100002010000012C000001080C14E87D2B39B88F.png" manifest:media-type="image/png"/>
  <manifest:file-entry manifest:full-path="Pictures/1000020100000140000000F1C652453FD51CA27A.png" manifest:media-type="image/png"/>
  <manifest:file-entry manifest:full-path="Pictures/1000438C00000B7B000008E21AFD95BDB3A7C56B.svg" manifest:media-type="image/svg+xml"/>
  <manifest:file-entry manifest:full-path="Pictures/10000201000000650000004E4ED05269B9E1224A.png" manifest:media-type="image/png"/>
  <manifest:file-entry manifest:full-path="Pictures/1000D4C2000042BD00003DE2DF56707E786A9F18.svg" manifest:media-type="image/svg+xml"/>
  <manifest:file-entry manifest:full-path="Pictures/10001A8F0000160E00001623A4203AC086B25353.svg" manifest:media-type="image/svg+xml"/>
  <manifest:file-entry manifest:full-path="Pictures/10000201000000C1000000C2FC135B0D81FFC3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2" svg:font-family="'Source Code Pro'"/>
    <style:font-face style:name="Source Code Pro3" svg:font-family="'Source Code Pro'" style:font-adornments="Regular"/>
    <style:font-face style:name="Hack1" svg:font-family="Hack" style:font-pitch="fixed"/>
    <style:font-face style:name="Source Code Pro1" svg:font-family="'Source Code Pro'" style:font-pitch="fixed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ack" svg:font-family="Hack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3cm" fo:min-width="13.3cm"/>
    </style:style>
    <style:style style:name="gr2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3cm" fo:min-width="13.3cm"/>
    </style:style>
    <style:style style:name="gr3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1.3cm" fo:min-width="13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Ultrafine_20_Dashed" svg:stroke-width="0.053cm" svg:stroke-color="#c5000b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Ultrafine_20_Dashed" svg:stroke-width="0.053cm" svg:stroke-color="#000000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47cm"/>
    </style:style>
    <style:style style:name="gr10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Objet_20_sans_20_remplissage_20_et_20_sans_20_ligne">
      <style:graphic-properties draw:stroke="none" draw:fill="none"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0.55cm" fo:text-align="end" style:writing-mode="lr-tb">
        <style:tab-stops/>
      </style:paragraph-properties>
    </style:style>
    <style:style style:name="P2" style:family="paragraph">
      <loext:graphic-properties draw:fill="solid" draw:fill-color="#ff420e"/>
      <style:paragraph-properties fo:line-height="0.55cm" fo:text-align="end" style:writing-mode="lr-tb">
        <style:tab-stops/>
      </style:paragraph-properties>
      <style:text-properties fo:color="#ffffff" style:font-name="Source Code Pro1" fo:font-size="12pt" style:font-size-asian="12pt" style:font-weight-asian="normal" style:font-size-complex="12pt"/>
    </style:style>
    <style:style style:name="P3" style:family="paragraph">
      <style:paragraph-properties fo:text-align="end" style:writing-mode="lr-tb">
        <style:tab-stops/>
      </style:paragraph-properties>
    </style:style>
    <style:style style:name="P4" style:family="paragraph">
      <loext:graphic-properties draw:fill="solid" draw:fill-color="#0084d1"/>
      <style:paragraph-properties fo:text-align="end" style:writing-mode="lr-tb">
        <style:tab-stops/>
      </style:paragraph-properties>
      <style:text-properties fo:color="#ffffff" style:font-name="Source Code Pro1" fo:font-size="12pt" style:font-size-asian="12pt" style:font-weight-asian="normal" style:font-size-complex="12pt"/>
    </style:style>
    <style:style style:name="P5" style:family="paragraph">
      <loext:graphic-properties draw:fill="solid" draw:fill-color="#579d1c"/>
      <style:paragraph-properties fo:text-align="end" style:writing-mode="lr-tb">
        <style:tab-stops/>
      </style:paragraph-properties>
      <style:text-properties fo:color="#ffffff" style:font-name="Source Code Pro1" fo:font-size="12pt" style:font-size-asian="12pt" style:font-weight-asian="normal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Source Code Pro1" style:font-weight-asian="normal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333333" style:font-name="Hack1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ffff" style:font-name="Source Code Pro1" fo:font-size="12pt" style:font-size-asian="12pt" style:font-weight-asian="normal" style:font-size-complex="12pt"/>
    </style:style>
    <style:style style:name="T2" style:family="text">
      <style:text-properties fo:color="#ffffff" style:font-name="Source Code Pro3" fo:font-size="12pt" style:font-name-asian="Source Code Pro3" style:font-size-asian="12pt" style:font-weight-asian="normal" style:font-name-complex="Source Code Pro3" style:font-size-complex="12pt"/>
    </style:style>
    <style:style style:name="T3" style:family="text">
      <style:text-properties fo:color="#333333" style:font-name="Hack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5cm" svg:height="1.5cm" svg:x="0.626cm" svg:y="6.56cm">
          <text:p text:style-name="P1"><text:span text:style-name="T1">Accè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3.5cm" svg:height="1.5cm" svg:x="0.626cm" svg:y="4.16cm">
          <text:p text:style-name="P3"><text:span text:style-name="T1">Distribu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5cm" svg:height="1.5cm" svg:x="0.626cm" svg:y="1.86cm">
          <text:p text:style-name="P3"><text:span text:style-name="T1">C</text:span><text:span text:style-name="T2">œ</text:span><text:span text:style-name="T1">ur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625cm" svg:height="2.71cm" svg:x="3.276cm" svg:y="0.2cm">
          <draw:image xlink:href="Pictures/1000438C00000B7B000008E21AFD95BDB3A7C56B.svg" xlink:type="simple" xlink:show="embed" xlink:actuate="onLoad">
            <text:p/>
          </draw:image>
          <draw:image xlink:href="Pictures/10000201000000650000004E4ED05269B9E1224A.png" xlink:type="simple" xlink:show="embed" xlink:actuate="onLoad"/>
        </draw:frame>
        <draw:line draw:style-name="gr5" draw:text-style-name="P7" draw:layer="layout" svg:x1="9.226cm" svg:y1="2.761cm" svg:x2="9.226cm" svg:y2="4.636cm">
          <text:p/>
        </draw:line>
        <draw:line draw:style-name="gr5" draw:text-style-name="P7" draw:layer="layout" svg:x1="3.426cm" svg:y1="2.786cm" svg:x2="8.776cm" svg:y2="4.637cm">
          <text:p/>
        </draw:line>
        <draw:line draw:style-name="gr5" draw:text-style-name="P7" draw:layer="layout" svg:x1="8.776cm" svg:y1="2.785cm" svg:x2="3.426cm" svg:y2="4.636cm">
          <text:p/>
        </draw:line>
        <draw:line draw:style-name="gr5" draw:text-style-name="P7" draw:layer="layout" svg:x1="3.226cm" svg:y1="2.76cm" svg:x2="3.226cm" svg:y2="4.635cm">
          <text:p/>
        </draw:line>
        <draw:frame draw:style-name="gr6" draw:text-style-name="P6" draw:layer="layout" svg:width="2.1cm" svg:height="2.18cm" svg:x="2.151cm" svg:y="1.505cm">
          <draw:image xlink:href="Pictures/10001A8F0000160E00001623A4203AC086B25353.svg" xlink:type="simple" xlink:show="embed" xlink:actuate="onLoad">
            <text:p/>
          </draw:image>
          <draw:image xlink:href="Pictures/10000201000000C1000000C2FC135B0D81FFC31C.png" xlink:type="simple" xlink:show="embed" xlink:actuate="onLoad"/>
        </draw:frame>
        <draw:line draw:style-name="gr7" draw:text-style-name="P7" draw:layer="layout" svg:x1="11.851cm" svg:y1="6.96cm" svg:x2="3.476cm" svg:y2="5.175cm">
          <text:p/>
        </draw:line>
        <draw:line draw:style-name="gr7" draw:text-style-name="P7" draw:layer="layout" svg:x1="11.851cm" svg:y1="6.96cm" svg:x2="9.276cm" svg:y2="5.175cm">
          <text:p/>
        </draw:line>
        <draw:line draw:style-name="gr7" draw:text-style-name="P7" draw:layer="layout" svg:x1="8.151cm" svg:y1="6.91cm" svg:x2="3.476cm" svg:y2="5.175cm">
          <text:p/>
        </draw:line>
        <draw:line draw:style-name="gr7" draw:text-style-name="P7" draw:layer="layout" svg:x1="8.276cm" svg:y1="6.91cm" svg:x2="8.876cm" svg:y2="5.175cm">
          <text:p/>
        </draw:line>
        <draw:line draw:style-name="gr7" draw:text-style-name="P7" draw:layer="layout" svg:x1="1.101cm" svg:y1="6.96cm" svg:x2="8.676cm" svg:y2="5.175cm">
          <text:p/>
        </draw:line>
        <draw:line draw:style-name="gr7" draw:text-style-name="P7" draw:layer="layout" svg:x1="4.776cm" svg:y1="6.91cm" svg:x2="8.876cm" svg:y2="5.175cm">
          <text:p/>
        </draw:line>
        <draw:line draw:style-name="gr7" draw:text-style-name="P7" draw:layer="layout" svg:x1="1.226cm" svg:y1="6.835cm" svg:x2="2.676cm" svg:y2="5.175cm">
          <text:p/>
        </draw:line>
        <draw:line draw:style-name="gr7" draw:text-style-name="P7" draw:layer="layout" svg:x1="4.526cm" svg:y1="6.91cm" svg:x2="3.276cm" svg:y2="5.175cm">
          <text:p/>
        </draw:line>
        <draw:frame draw:style-name="gr8" draw:text-style-name="P6" draw:layer="layout" svg:width="1.671cm" svg:height="1.47cm" svg:x="2.376cm" svg:y="4.275cm">
          <draw:image xlink:href="Pictures/100002010000012C000001080C14E87D2B39B88F.png" xlink:type="simple" xlink:show="embed" xlink:actuate="onLoad">
            <text:p/>
          </draw:image>
        </draw:frame>
        <draw:frame draw:style-name="gr8" draw:text-style-name="P6" draw:layer="layout" svg:width="1.671cm" svg:height="1.47cm" svg:x="8.376cm" svg:y="4.275cm">
          <draw:image xlink:href="Pictures/100002010000012C000001080C14E87D2B39B88F.png" xlink:type="simple" xlink:show="embed" xlink:actuate="onLoad">
            <text:p/>
          </draw:image>
        </draw:frame>
        <draw:frame draw:style-name="gr6" draw:text-style-name="P6" draw:layer="layout" svg:width="2.1cm" svg:height="2.18cm" svg:x="8.151cm" svg:y="1.505cm">
          <draw:image xlink:href="Pictures/10001A8F0000160E00001623A4203AC086B25353.svg" xlink:type="simple" xlink:show="embed" xlink:actuate="onLoad">
            <text:p/>
          </draw:image>
          <draw:image xlink:href="Pictures/10000201000000C1000000C2FC135B0D81FFC31C.png" xlink:type="simple" xlink:show="embed" xlink:actuate="onLoad"/>
        </draw:frame>
        <draw:frame draw:style-name="gr9" draw:text-style-name="P9" draw:layer="layout" svg:width="2.147cm" svg:height="0.612cm" svg:x="5.129cm" svg:y="1.16cm">
          <draw:text-box>
            <text:p text:style-name="P8"><text:span text:style-name="T3">Internet</text:span></text:p>
          </draw:text-box>
        </draw:frame>
        <draw:line draw:style-name="gr10" draw:text-style-name="P8" draw:layer="layout" svg:x1="1.636cm" svg:y1="8.46cm" svg:x2="1.226cm" svg:y2="7.46cm">
          <text:p/>
        </draw:line>
        <draw:frame draw:style-name="gr4" draw:text-style-name="P6" draw:layer="layout" svg:width="2cm" svg:height="1.51cm" svg:x="0.2cm" svg:y="8.158cm">
          <draw:image xlink:href="Pictures/1000020100000140000000F1C652453FD51CA27A.png" xlink:type="simple" xlink:show="embed" xlink:actuate="onLoad">
            <text:p/>
          </draw:image>
        </draw:frame>
        <draw:frame draw:style-name="gr8" draw:text-style-name="P6" draw:layer="layout" svg:width="1.671cm" svg:height="1.259cm" svg:x="0.226cm" svg:y="6.66cm">
          <draw:image xlink:href="Pictures/100002010000012C000000E2666226C96110B804.png" xlink:type="simple" xlink:show="embed" xlink:actuate="onLoad">
            <text:p/>
          </draw:image>
        </draw:frame>
        <draw:line draw:style-name="gr10" draw:text-style-name="P8" draw:layer="layout" svg:x1="5.136cm" svg:y1="8.46cm" svg:x2="4.726cm" svg:y2="7.46cm">
          <text:p/>
        </draw:line>
        <draw:frame draw:style-name="gr8" draw:text-style-name="P6" draw:layer="layout" svg:width="1.671cm" svg:height="1.259cm" svg:x="3.826cm" svg:y="6.66cm">
          <draw:image xlink:href="Pictures/100002010000012C000000E2666226C96110B804.png" xlink:type="simple" xlink:show="embed" xlink:actuate="onLoad">
            <text:p/>
          </draw:image>
        </draw:frame>
        <draw:frame draw:style-name="gr11" draw:text-style-name="P6" draw:layer="layout" svg:width="0.87cm" svg:height="0.8cm" svg:x="4.676cm" svg:y="8.36cm">
          <draw:image xlink:href="Pictures/1000D4C2000042BD00003DE2DF56707E786A9F18.svg" xlink:type="simple" xlink:show="embed" xlink:actuate="onLoad">
            <text:p/>
          </draw:image>
          <draw:image xlink:href="Pictures/10000201000002490000021F932E2F929E229773.png" xlink:type="simple" xlink:show="embed" xlink:actuate="onLoad"/>
        </draw:frame>
        <draw:line draw:style-name="gr10" draw:text-style-name="P8" draw:layer="layout" svg:x1="8.736cm" svg:y1="8.46cm" svg:x2="8.326cm" svg:y2="7.46cm">
          <text:p/>
        </draw:line>
        <draw:frame draw:style-name="gr11" draw:text-style-name="P6" draw:layer="layout" svg:width="0.93cm" svg:height="1.2cm" svg:x="8.221cm" svg:y="8.26cm">
          <draw:image xlink:href="Pictures/100002010000003500000044D21EC3A30B430116.png" xlink:type="simple" xlink:show="embed" xlink:actuate="onLoad">
            <text:p/>
          </draw:image>
        </draw:frame>
        <draw:frame draw:style-name="gr8" draw:text-style-name="P6" draw:layer="layout" svg:width="1.671cm" svg:height="1.259cm" svg:x="7.426cm" svg:y="6.66cm">
          <draw:image xlink:href="Pictures/100002010000012C000000E2666226C96110B804.png" xlink:type="simple" xlink:show="embed" xlink:actuate="onLoad">
            <text:p/>
          </draw:image>
        </draw:frame>
        <draw:line draw:style-name="gr10" draw:text-style-name="P8" draw:layer="layout" svg:x1="12.336cm" svg:y1="8.46cm" svg:x2="11.926cm" svg:y2="7.46cm">
          <text:p/>
        </draw:line>
        <draw:frame draw:style-name="gr11" draw:text-style-name="P6" draw:layer="layout" svg:width="0.93cm" svg:height="1.2cm" svg:x="11.821cm" svg:y="8.26cm">
          <draw:image xlink:href="Pictures/100002010000003500000044D21EC3A30B430116.png" xlink:type="simple" xlink:show="embed" xlink:actuate="onLoad">
            <text:p/>
          </draw:image>
        </draw:frame>
        <draw:frame draw:style-name="gr8" draw:text-style-name="P6" draw:layer="layout" svg:width="1.671cm" svg:height="1.259cm" svg:x="11.026cm" svg:y="6.66cm">
          <draw:image xlink:href="Pictures/100002010000012C000000E2666226C96110B8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2" svg:font-family="'Source Code Pro'"/>
    <style:font-face style:name="Source Code Pro3" svg:font-family="'Source Code Pro'" style:font-adornments="Regular"/>
    <style:font-face style:name="Hack1" svg:font-family="Hack" style:font-pitch="fixed"/>
    <style:font-face style:name="Source Code Pro1" svg:font-family="'Source Code Pro'" style:font-pitch="fixed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ack" svg:font-family="Hack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bottom" draw:auto-grow-height="false" fo:padding-top="0.1cm" fo:padding-bottom="0.1cm" fo:padding-left="0.1cm" fo:padding-right="0.1cm" draw:shadow="hidden" draw:shadow-offset-x="0.3cm" draw:shadow-offset-y="0.3cm" draw:shadow-color="#808080" draw:measure-align="inside" draw:measure-vertical-align="below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5-29T17:36:53.542637080</dc:date>
    <meta:editing-duration>PT14H32M51S</meta:editing-duration>
    <meta:editing-cycles>65</meta:editing-cycles>
    <meta:generator>LibreOffice/5.2.7.2$Linux_X86_64 LibreOffice_project/20m0$Build-2</meta:generator>
    <dc:creator>Philippe Latu</dc:creator>
    <meta:document-statistic meta:object-count="33"/>
  </office:meta>
</office:document-meta>
</file>